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DejaVu Sans Mono1" svg:font-family="'DejaVu Sans Mono'" style:font-family-generic="modern" style:font-pitch="fixed"/>
    <style:font-face style:name="Lohit Devanagari1" svg:font-family="'Lohit Devanagari'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3399ff" draw:textarea-horizontal-align="justify" draw:textarea-vertical-align="middle" draw:auto-grow-height="false" fo:min-height="16.75cm" fo:min-width="26.75cm" fo:padding-left="1cm" fo:wrap-option="wrap"/>
    </style:style>
    <style:style style:name="gr3" style:family="graphic" style:parent-style-name="standard">
      <style:graphic-properties draw:fill-color="#3399ff" draw:textarea-horizontal-align="justify" draw:textarea-vertical-align="middle" draw:auto-grow-height="false" fo:min-height="16.15cm" fo:min-width="26.75cm" fo:padding-left="1cm" fo:wrap-option="wrap"/>
    </style:style>
    <style:style style:name="gr4" style:family="graphic" style:parent-style-name="standard">
      <style:graphic-properties draw:fill-color="#3399ff" draw:textarea-horizontal-align="justify" draw:textarea-vertical-align="middle" draw:auto-grow-height="false" fo:min-height="17.15cm" fo:min-width="26.75cm" fo:padding-left="1cm" fo:wrap-option="wrap"/>
    </style:style>
    <style:style style:name="gr5" style:family="graphic" style:parent-style-name="standard">
      <style:graphic-properties draw:fill-color="#3399ff" draw:textarea-horizontal-align="justify" draw:textarea-vertical-align="middle" draw:auto-grow-height="false" fo:min-height="16.75cm" fo:min-width="27.35cm" fo:padding-left="1cm" fo:wrap-option="wrap"/>
    </style:style>
    <style:style style:name="pr1" style:family="presentation" style:parent-style-name="Default-title">
      <style:graphic-properties fo:min-height="1.398cm"/>
    </style:style>
    <style:style style:name="pr2" style:family="presentation" style:parent-style-name="Default-subtitle">
      <style:graphic-properties draw:fill-color="#ffffff" draw:textarea-horizontal-align="left" draw:textarea-vertical-align="top" draw:auto-grow-height="false" fo:min-height="4.08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4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style:font-name="FreeSans"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name="FreeSans"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loext:graphic-properties draw:fill-color="#3399ff"/>
      <style:paragraph-properties fo:text-align="start"/>
      <style:text-properties fo:color="#ff3300" style:font-name="DejaVu Sans Mono1" fo:font-size="20pt" style:font-size-asian="20pt" style:font-size-complex="20pt"/>
    </style:style>
    <style:style style:name="P6" style:family="paragraph">
      <loext:graphic-properties draw:fill-color="#3399ff"/>
      <style:paragraph-properties fo:text-align="start"/>
      <style:text-properties style:font-name="DejaVu Sans Mono1" fo:font-size="20pt" fo:font-weight="normal" style:font-size-asian="20pt" style:font-weight-asian="normal" style:font-size-complex="20pt" style:font-weight-complex="normal"/>
    </style:style>
    <style:style style:name="P7" style:family="paragraph">
      <style:paragraph-properties fo:margin-top="0.2cm" fo:margin-bottom="0cm" fo:line-height="100%" fo:text-align="start"/>
    </style:style>
    <style:style style:name="P8" style:family="paragraph">
      <loext:graphic-properties draw:fill-color="#3399ff"/>
      <style:paragraph-properties fo:text-align="start"/>
      <style:text-properties style:font-name="DejaVu Sans Mono1" fo:font-size="20pt" style:font-size-asian="20pt" style:font-size-complex="20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style:font-name="FreeSans" fo:font-size="36pt" style:font-size-asian="36pt" style:font-size-complex="36pt"/>
    </style:style>
    <style:style style:name="T2" style:family="text">
      <style:text-properties style:font-name="FreeSans" fo:font-size="28pt" style:font-size-asian="28pt" style:font-size-complex="28pt"/>
    </style:style>
    <style:style style:name="T3" style:family="text">
      <style:text-properties fo:color="#000000" style:font-name="DejaVu Sans Mono1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style:font-name="DejaVu Sans Mono1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color="#ffffff" style:font-name="DejaVu Sans Mono1"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color="#ffffff" style:font-name="DejaVu Sans Mono1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DejaVu Sans Mono1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DejaVu Sans Mono1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0" presentation:style-name="pr1" draw:text-style-name="P1" draw:layer="layout" svg:width="25.199cm" svg:height="1.398cm" svg:x="1.001cm" svg:y="0.6cm" presentation:class="title" presentation:user-transformed="true">
          <draw:text-box>
            <text:p><text:span text:style-name="T1">Python SYS module – sys.argv[...]</text:span></text:p>
          </draw:text-box>
        </draw:frame>
        <draw:frame draw:name="Body0" presentation:style-name="pr2" draw:text-style-name="P3" draw:layer="layout" svg:width="26.599cm" svg:height="15.8cm" svg:x="0.8cm" svg:y="2.6cm" presentation:class="subtitle" presentation:user-transformed="true">
          <draw:text-box>
            <text:p text:style-name="P2"><text:span text:style-name="T2"/></text:p>
            <text:p text:style-name="P2"><text:span text:style-name="T2"><text:s/>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Hamilton Python User Group</text:span></text:p>
            <text:p text:style-name="P2"><text:span text:style-name="T2">https://github.com/HamPUG/</text:span></text:p>
            <text:p text:style-name="P2"><text:span text:style-name="T2">12 October 2015</text:span></text:p>
            <text:p text:style-name="P2"><text:span text:style-name="T2">Ian Stewart</text:span></text:p>
            <text:p text:style-name="P2"><text:span text:style-name="T2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" draw:text-style-name="P1" draw:layer="layout" svg:width="25.199cm" svg:height="1.398cm" svg:x="1.001cm" svg:y="0.6cm" presentation:class="title" presentation:user-transformed="true">
          <draw:text-box>
            <text:p><text:span text:style-name="T1">sys.argv</text:span></text:p>
          </draw:text-box>
        </draw:frame>
        <draw:frame draw:name="Body1" presentation:style-name="pr2" draw:text-style-name="P3" draw:layer="layout" svg:width="26.599cm" svg:height="1.7cm" svg:x="0.701cm" svg:y="2.3cm" presentation:class="subtitle" presentation:user-transformed="true">
          <draw:text-box>
            <text:p text:style-name="P2"><text:span text:style-name="T2">sys is a built-in module of python...</text:span></text:p>
          </draw:text-box>
        </draw:frame>
        <draw:custom-shape draw:style-name="gr2" draw:text-style-name="P5" draw:layer="layout" svg:width="28cm" svg:height="17cm" svg:x="0cm" svg:y="4cm">
          <text:p text:style-name="P2"><text:span text:style-name="T3">$ python</text:span></text:p>
          <text:p text:style-name="P2"><text:span text:style-name="T4"/></text:p>
          <text:p><text:span text:style-name="T3">&gt;&gt;&gt; import sys</text:span></text:p>
          <text:p><text:span text:style-name="T4"/></text:p>
          <text:p><text:span text:style-name="T3">&gt;&gt;&gt; sys.builtin_module_names</text:span></text:p>
          <text:p><text:span text:style-name="T4"/></text:p>
          <text:p><text:span text:style-name="T4">('__builtin__', '__main__', '_ast', '_bisect', '_codecs', '_collections', '_functools', '_heapq', '_io', '_locale', '_md5', '_random', '_sha', '_sha256', '_sha512', '_socket', '_sre', '_struct', '_symtable', '_warnings', '_weakref', 'array', 'binascii', 'cPickle', 'cStringIO', 'cmath', 'datetime', 'errno', 'exceptions', 'fcntl', 'gc', 'grp', 'imp', 'itertools', 'marshal', 'math', 'operator', 'posix', 'pwd', 'select', 'signal', 'spwd', 'strop', </text:span><text:span text:style-name="T5">'</text:span><text:span text:style-name="T6">sys</text:span><text:span text:style-name="T5">'</text:span><text:span text:style-name="T4">, 'syslog', 'thread', 'time', 'unicodedata', 'xxsubtype', 'zipimport', 'zlib')</text:span><text:span text:style-name="T7">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" draw:text-style-name="P1" draw:layer="layout" svg:width="25.199cm" svg:height="1.398cm" svg:x="1.001cm" svg:y="0.6cm" presentation:class="title" presentation:user-transformed="true">
          <draw:text-box>
            <text:p><text:span text:style-name="T1">sys.argv</text:span></text:p>
          </draw:text-box>
        </draw:frame>
        <draw:frame draw:name="Body1" presentation:style-name="pr2" draw:text-style-name="P3" draw:layer="layout" svg:width="26.599cm" svg:height="2.3cm" svg:x="0.701cm" svg:y="2.3cm" presentation:class="subtitle" presentation:user-transformed="true">
          <draw:text-box>
            <text:p text:style-name="P2"><text:span text:style-name="T2">In cpython source code repository sys is sysmodule.c</text:span></text:p>
            <text:p text:style-name="P2"><text:span text:style-name="T2"><text:a xlink:href="https://hg.python.org/cpython/file/tip/Python/sysmodule.c" xlink:type="simple">https://hg.python.org/cpython/file/tip/Python/sysmodule.c</text:a>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custom-shape draw:style-name="gr3" draw:text-style-name="P6" draw:layer="layout" svg:width="28cm" svg:height="16.4cm" svg:x="0cm" svg:y="4.6cm">
          <text:p text:style-name="P2"><text:span text:style-name="T3">&gt;&gt;&gt; dir(sys)</text:span></text:p>
          <text:p text:style-name="P2"><text:span text:style-name="T8">['__displayhook__', '__doc__', '__excepthook__', '__name__', '__package__', '__stderr__', '__stdin__', '__stdout__', '_clear_type_cache', '_current_frames', '_getframe', '_mercurial', '_multiarch', 'api_version', </text:span><text:span text:style-name="T5">'</text:span><text:span text:style-name="T6">argv</text:span><text:span text:style-name="T5">'</text:span><text:span text:style-name="T8">, 'builtin_module_names', 'byteorder', 'call_tracing', 'callstats', 'copyright', 'displayhook', 'dont_write_bytecode', 'exc_clear', 'exc_info', 'exc_type', 'excepthook', 'exec_prefix', 'executable', 'exit', 'flags', 'float_info', 'float_repr_style', 'getcheckinterval', 'getdefaultencoding', 'getdlopenflags', 'getfilesystemencoding', 'getprofile', 'getrecursionlimit', 'getrefcount', 'getsizeof', 'gettrace', 'hexversion', 'long_info', 'maxint', 'maxsize', 'maxunicode', 'meta_path', 'modules', 'path', 'path_hooks', 'path_importer_cache', 'platform', 'prefix', 'ps1', 'ps2', 'py3kwarning', 'pydebug', 'setcheckinterval', 'setdlopenflags', 'setprofile', 'setrecursionlimit', 'settrace', 'stderr', 'stdin', 'stdout', 'subversion', 'version', 'version_info', 'warnoptions']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98cm" svg:x="1.4cm" svg:y="0.62cm" presentation:class="title" presentation:user-transformed="true">
          <draw:text-box>
            <text:p><text:span text:style-name="T1">sys.argv</text:span></text:p>
          </draw:text-box>
        </draw:frame>
        <draw:frame presentation:style-name="pr2" draw:text-style-name="P3" draw:layer="layout" svg:width="26.599cm" svg:height="1.382cm" svg:x="1.2cm" svg:y="2.118cm" presentation:class="subtitle" presentation:user-transformed="true">
          <draw:text-box>
            <text:p text:style-name="P7"><text:span text:style-name="T2">Using help(sys) in a program to observe sys.argv is a list </text:span></text:p>
          </draw:text-box>
        </draw:frame>
        <draw:custom-shape draw:style-name="gr4" draw:text-style-name="P8" draw:layer="layout" svg:width="28cm" svg:height="17.4cm" svg:x="0cm" svg:y="3.6cm">
          <text:p text:style-name="P2"><text:span text:style-name="T7">&gt;&gt;&gt; help(sys)</text:span></text:p>
          <text:p text:style-name="P2"><text:span text:style-name="T8">...cut...</text:span></text:p>
          <text:p text:style-name="P2"><text:span text:style-name="T8">DATA</text:span></text:p>
          <text:p text:style-name="P2"><text:span text:style-name="T7"><text:s text:c="4"/></text:span><text:span text:style-name="T6">argv = ['']</text:span></text:p>
          <text:p text:style-name="P2"><text:span text:style-name="T7"/></text:p>
          <text:p text:style-name="P2"><text:span text:style-name="T7">$ cat sys_help.py</text:span></text:p>
          <text:p text:style-name="P2"><text:span text:style-name="T8">import sys</text:span></text:p>
          <text:p text:style-name="P2"><text:span text:style-name="T8">print("Length sys.argv: {}".format(len(sys.argv)))</text:span></text:p>
          <text:p text:style-name="P2"><text:span text:style-name="T8">print(help(sys)) </text:span></text:p>
          <text:p text:style-name="P2"><text:span text:style-name="T8"/></text:p>
          <text:p text:style-name="P2"><text:span text:style-name="T7">$ python sys_help.py cat mouse -i 42 3.14</text:span></text:p>
          <text:p text:style-name="P2"><text:span text:style-name="T8">Length sys.argv: 6</text:span></text:p>
          <text:p text:style-name="P2"><text:span text:style-name="T8">...cut...</text:span></text:p>
          <text:p text:style-name="P2"><text:span text:style-name="T8">DATA</text:span></text:p>
          <text:p text:style-name="P2"><text:span text:style-name="T7"><text:s text:c="4"/></text:span><text:span text:style-name="T6">argv = ['sys_help.py', 'cat', 'mouse', '-i', '42', '3.14']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98cm" svg:x="1.4cm" svg:y="0.62cm" presentation:class="title" presentation:user-transformed="true">
          <draw:text-box>
            <text:p><text:span text:style-name="T1">sys.argv</text:span></text:p>
          </draw:text-box>
        </draw:frame>
        <draw:frame presentation:style-name="pr2" draw:text-style-name="P3" draw:layer="layout" svg:width="26.599cm" svg:height="1.382cm" svg:x="1.2cm" svg:y="2.618cm" presentation:class="subtitle" presentation:user-transformed="true">
          <draw:text-box>
            <text:p text:style-name="P7"><text:span text:style-name="T2">Extracting items from the sys.argv list... </text:span></text:p>
          </draw:text-box>
        </draw:frame>
        <draw:custom-shape draw:style-name="gr2" draw:text-style-name="P8" draw:layer="layout" svg:width="28cm" svg:height="17cm" svg:x="0cm" svg:y="4cm">
          <text:p text:style-name="P2"><text:span text:style-name="T7">$ cat testsys1.py</text:span></text:p>
          <text:p text:style-name="P2"><text:span text:style-name="T8">import sys</text:span></text:p>
          <text:p text:style-name="P2"><text:span text:style-name="T8">print("sys.argv[0] = {}".format(sys.argv[0]))</text:span></text:p>
          <text:p text:style-name="P2"><text:span text:style-name="T8">print("sys.argv[1] = {}".format(sys.argv[1])) </text:span></text:p>
          <text:p text:style-name="P2"><text:span text:style-name="T8">print("sys.argv[2] = {}".format(sys.argv[2]))</text:span></text:p>
          <text:p text:style-name="P2"><text:span text:style-name="T8">print("sys.argv[1:] = {}".format(sys.argv[1:]))</text:span></text:p>
          <text:p text:style-name="P2"><text:span text:style-name="T8"/></text:p>
          <text:p text:style-name="P2"><text:span text:style-name="T7"/></text:p>
          <text:p text:style-name="P2"><text:span text:style-name="T7">$ python testsys1.py cat mouse -i 42 3.1415</text:span></text:p>
          <text:p text:style-name="P2"><text:span text:style-name="T8">sys.argv[0] = </text:span><text:span text:style-name="T6">testsys1.py</text:span></text:p>
          <text:p text:style-name="P2"><text:span text:style-name="T8">sys.argv[1] = </text:span><text:span text:style-name="T6">cat</text:span></text:p>
          <text:p text:style-name="P2"><text:span text:style-name="T8">sys.argv[2] = </text:span><text:span text:style-name="T6">mouse</text:span></text:p>
          <text:p text:style-name="P2"><text:span text:style-name="T8">sys.argv[1:] = </text:span><text:span text:style-name="T6">['cat', 'mouse', '-i', '42', '3.1415']</text:span></text:p>
          <text:p text:style-name="P2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98cm" svg:x="1.4cm" svg:y="0.62cm" presentation:class="title" presentation:user-transformed="true">
          <draw:text-box>
            <text:p><text:span text:style-name="T1">sys.argv</text:span></text:p>
          </draw:text-box>
        </draw:frame>
        <draw:frame presentation:style-name="pr2" draw:text-style-name="P3" draw:layer="layout" svg:width="26.599cm" svg:height="1.382cm" svg:x="1.2cm" svg:y="2.618cm" presentation:class="subtitle" presentation:user-transformed="true">
          <draw:text-box>
            <text:p text:style-name="P7"><text:span text:style-name="T2">All items in the sys.argv list are strings... </text:span></text:p>
          </draw:text-box>
        </draw:frame>
        <draw:custom-shape draw:style-name="gr2" draw:text-style-name="P8" draw:layer="layout" svg:width="28cm" svg:height="17cm" svg:x="0cm" svg:y="4cm">
          <text:p><text:span text:style-name="T7">$ cat testsys2.py</text:span></text:p>
          <text:p text:style-name="P2"><text:span text:style-name="T8">import sys</text:span></text:p>
          <text:p text:style-name="P2"><text:span text:style-name="T8">for index, text in enumerate(sys.argv):</text:span></text:p>
          <text:p text:style-name="P2"><text:span text:style-name="T8"><text:tab/></text:span><text:span text:style-name="T8">print("sys.argv[{}] of '{}' is: {}"</text:span></text:p>
          <text:p text:style-name="P2"><text:span text:style-name="T8"><text:tab/></text:span><text:span text:style-name="T8"><text:tab/></text:span><text:span text:style-name="T8"><text:tab/></text:span><text:span text:style-name="T8">.format(index, text, type(text)))</text:span></text:p>
          <text:p text:style-name="P2"><text:span text:style-name="T8"/></text:p>
          <text:p text:style-name="P2"><text:span text:style-name="T7">$ python testsys2.py cat mouse -i 42 3.1415</text:span></text:p>
          <text:p text:style-name="P2"><text:span text:style-name="T8">sys.argv[0] of 'testsys2.py' is: </text:span><text:span text:style-name="T6">&lt;type 'str'&gt;</text:span></text:p>
          <text:p text:style-name="P2"><text:span text:style-name="T8">sys.argv[1] of 'cat' is: </text:span><text:span text:style-name="T6">&lt;type 'str'&gt;</text:span></text:p>
          <text:p text:style-name="P2"><text:span text:style-name="T8">sys.argv[2] of 'mouse' is: </text:span><text:span text:style-name="T6">&lt;type 'str'&gt;</text:span></text:p>
          <text:p text:style-name="P2"><text:span text:style-name="T8">sys.argv[3] of '-i' is: </text:span><text:span text:style-name="T6">&lt;type 'str'&gt;</text:span></text:p>
          <text:p text:style-name="P2"><text:span text:style-name="T8">sys.argv[4] of '42' is: </text:span><text:span text:style-name="T6">&lt;type 'str'&gt;</text:span></text:p>
          <text:p text:style-name="P2"><text:span text:style-name="T8">sys.argv[5] of '3.1415' is: </text:span><text:span text:style-name="T6">&lt;type 'str'&gt;</text:span></text:p>
          <text:p text:style-name="P2"><text:span text:style-name="T8"/></text:p>
          <text:p text:style-name="P2"><text:span text:style-name="T7"/></text:p>
          <text:p text:style-name="P2"><text:span text:style-name="T7"/></text:p>
          <text:p text:style-name="P2"><text:span text:style-name="T7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98cm" svg:x="1.4cm" svg:y="0.62cm" presentation:class="title" presentation:user-transformed="true">
          <draw:text-box>
            <text:p><text:span text:style-name="T1">sys.argv</text:span></text:p>
          </draw:text-box>
        </draw:frame>
        <draw:frame presentation:style-name="pr2" draw:text-style-name="P3" draw:layer="layout" svg:width="26.599cm" svg:height="1.382cm" svg:x="1.2cm" svg:y="2.618cm" presentation:class="subtitle" presentation:user-transformed="true">
          <draw:text-box>
            <text:p text:style-name="P7"><text:span text:style-name="T2">Space is delimiter. Single or double quote spaced text... </text:span></text:p>
          </draw:text-box>
        </draw:frame>
        <draw:custom-shape draw:style-name="gr2" draw:text-style-name="P8" draw:layer="layout" svg:width="28cm" svg:height="17cm" svg:x="0cm" svg:y="4cm">
          <text:p><text:span text:style-name="T7">$ ls -go './Test Folder/My Test File.txt'</text:span></text:p>
          <text:p><text:span text:style-name="T8">-rw-rw-r-- 1 36 Sep 30 10:35 ./Test Folder/My Test File.txt</text:span></text:p>
          <text:p><text:span text:style-name="T7"/></text:p>
          <text:p><text:span text:style-name="T7">$ cat testsys3.py</text:span></text:p>
          <text:p><text:span text:style-name="T8">import sys</text:span></text:p>
          <text:p><text:span text:style-name="T8">for index, text in enumerate(sys.argv):</text:span></text:p>
          <text:p><text:span text:style-name="T8"><text:tab/></text:span><text:span text:style-name="T8">print("sys.argv[{}] is '{}'".format(index, text))</text:span></text:p>
          <text:p><text:span text:style-name="T8"/></text:p>
          <text:p><text:span text:style-name="T7">$ python testsys3.py ./Test Folder/My Test File.txt</text:span></text:p>
          <text:p><text:span text:style-name="T6">sys.argv[0] is 'testsys.py'</text:span></text:p>
          <text:p><text:span text:style-name="T6">sys.argv[1] is './Test'</text:span></text:p>
          <text:p><text:span text:style-name="T6">sys.argv[2] is 'Folder/My'</text:span></text:p>
          <text:p><text:span text:style-name="T6">sys.argv[3] is 'Test'</text:span></text:p>
          <text:p><text:span text:style-name="T6">sys.argv[4] is 'File.txt'</text:span></text:p>
          <text:p><text:span text:style-name="T7"/></text:p>
          <text:p><text:span text:style-name="T7">$ python testsys3.py </text:span><text:span text:style-name="T8">"</text:span><text:span text:style-name="T7">./Test Folder/My Test File.txt</text:span><text:span text:style-name="T8">"</text:span></text:p>
          <text:p><text:span text:style-name="T6">sys.argv[0] is 'testsys.py'</text:span></text:p>
          <text:p text:style-name="P2"><text:span text:style-name="T6">sys.argv[1] is './Test Folder/My Test File.txt'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98cm" svg:x="1.4cm" svg:y="0.62cm" presentation:class="title" presentation:user-transformed="true">
          <draw:text-box>
            <text:p><text:span text:style-name="T1">sys.argv</text:span></text:p>
          </draw:text-box>
        </draw:frame>
        <draw:frame presentation:style-name="pr2" draw:text-style-name="P3" draw:layer="layout" svg:width="26.599cm" svg:height="1.382cm" svg:x="1.2cm" svg:y="2.618cm" presentation:class="subtitle" presentation:user-transformed="true">
          <draw:text-box>
            <text:p text:style-name="P7"><text:span text:style-name="T2">Not everything gets passed. Examples (, $, &amp;, and ; </text:span></text:p>
          </draw:text-box>
        </draw:frame>
        <draw:custom-shape draw:style-name="gr2" draw:text-style-name="P8" draw:layer="layout" svg:width="28cm" svg:height="17cm" svg:x="0cm" svg:y="4cm">
          <text:p><text:span text:style-name="T7">$ cat testsys4.py</text:span></text:p>
          <text:p><text:span text:style-name="T8">import sys</text:span></text:p>
          <text:p><text:span text:style-name="T8">print("sys.argv[1] = {}".format(sys.argv[1]))</text:span></text:p>
          <text:p><text:span text:style-name="T8"/></text:p>
          <text:p><text:span text:style-name="T3">$ python testsys4.py (12.75)</text:span></text:p>
          <text:p><text:span text:style-name="T6">bash: syntax error near unexpected token `('</text:span></text:p>
          <text:p><text:span text:style-name="T6"/></text:p>
          <text:p><text:span text:style-name="T7">$ python testsys4.py $12.75</text:span></text:p>
          <text:p><text:span text:style-name="T8">sys.argv[1] = </text:span><text:span text:style-name="T6">2.75</text:span></text:p>
          <text:p><text:span text:style-name="T5"/></text:p>
          <text:p><text:span text:style-name="T3">$ python testsys4.py '$12.75'</text:span></text:p>
          <text:p><text:span text:style-name="T4">sys.argv[1] = </text:span><text:span text:style-name="T6">$12.75</text:span></text:p>
          <text:p><text:span text:style-name="T6"/></text:p>
          <text:p><text:span text:style-name="T3">$ python testsys4.py &amp;mouse</text:span></text:p>
          <text:p><text:span text:style-name="T3">$ python testsys4.py ;cat</text:span></text:p>
          <text:p><text:span text:style-name="T6">[1] 4048</text:span></text:p>
          <text:p><text:span text:style-name="T6">Traceback (most recent call last):</text:span></text:p>
          <text:p><text:span text:style-name="T6"><text:s text:c="2"/></text:span><text:span text:style-name="T6">File "testsys.py", line 2, in &lt;module&gt;</text:span></text:p>
          <text:p><text:span text:style-name="T6"><text:s text:c="4"/></text:span><text:span text:style-name="T6">print("sys.argv[1] = {}".format(sys.argv[1]))</text:span></text:p>
          <text:p><text:span text:style-name="T6">IndexError: list index out of rang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98cm" svg:x="1.4cm" svg:y="0.62cm" presentation:class="title" presentation:user-transformed="true">
          <draw:text-box>
            <text:p><text:span text:style-name="T1">sys.argv</text:span></text:p>
          </draw:text-box>
        </draw:frame>
        <draw:frame presentation:style-name="pr2" draw:text-style-name="P3" draw:layer="layout" svg:width="26.599cm" svg:height="1.382cm" svg:x="1.2cm" svg:y="2.618cm" presentation:class="subtitle" presentation:user-transformed="true">
          <draw:text-box>
            <text:p text:style-name="P7"><text:span text:style-name="T2">-c Pass a python script as a string. Script not in sys.argv... </text:span></text:p>
          </draw:text-box>
        </draw:frame>
        <draw:custom-shape draw:style-name="gr5" draw:text-style-name="P8" draw:layer="layout" svg:width="28.6cm" svg:height="17cm" svg:x="0cm" svg:y="4cm">
          <text:p><text:span text:style-name="T7">$ python -c 'import sys;print(sys.argv)' cat mouse -i 42 3.1415</text:span></text:p>
          <text:p><text:span text:style-name="T7"/></text:p>
          <text:p><text:span text:style-name="T6">['-c', 'cat', 'mouse', '-i', '42', '3.1415']</text:span></text:p>
          <text:p><text:span text:style-name="T6"/></text:p>
          <text:p><text:span text:style-name="T5"/></text:p>
          <text:p><text:span text:style-name="T6"/></text:p>
          <text:p><text:span text:style-name="T6"/></text:p>
          <text:p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98cm" svg:x="1.4cm" svg:y="0.62cm" presentation:class="title" presentation:user-transformed="true">
          <draw:text-box>
            <text:p><text:span text:style-name="T1">sys.argv</text:span></text:p>
          </draw:text-box>
        </draw:frame>
        <draw:frame presentation:style-name="pr2" draw:text-style-name="P3" draw:layer="layout" svg:width="26.599cm" svg:height="1.382cm" svg:x="1.2cm" svg:y="2.618cm" presentation:class="subtitle" presentation:user-transformed="true">
          <draw:text-box>
            <text:p text:style-name="P7"><text:span text:style-name="T2">&lt; re-directing stdin. Stdin does not get placed into sys.argv... </text:span></text:p>
          </draw:text-box>
        </draw:frame>
        <draw:custom-shape draw:style-name="gr2" draw:text-style-name="P8" draw:layer="layout" svg:width="28cm" svg:height="17cm" svg:x="0cm" svg:y="4cm">
          <text:p><text:span text:style-name="T7">$ cat testsys5.py</text:span></text:p>
          <text:p><text:span text:style-name="T7">import sys</text:span></text:p>
          <text:p><text:span text:style-name="T7">print(sys.argv)</text:span></text:p>
          <text:p><text:span text:style-name="T7">for line in sys.stdin:</text:span></text:p>
          <text:p><text:span text:style-name="T7"><text:tab/></text:span><text:span text:style-name="T7">print(line[:-1])</text:span></text:p>
          <text:p><text:span text:style-name="T7"/></text:p>
          <text:p><text:span text:style-name="T7">$ cat data.txt</text:span></text:p>
          <text:p><text:span text:style-name="T6">cat</text:span></text:p>
          <text:p><text:span text:style-name="T6">mouse</text:span></text:p>
          <text:p><text:span text:style-name="T6">42</text:span></text:p>
          <text:p><text:span text:style-name="T6">3.1415</text:span></text:p>
          <text:p><text:span text:style-name="T7"/></text:p>
          <text:p><text:span text:style-name="T7">$ python test5.py &lt; data.txt</text:span></text:p>
          <text:p><text:span text:style-name="T6">['test5.py']</text:span></text:p>
          <text:p><text:span text:style-name="T6">cat</text:span></text:p>
          <text:p><text:span text:style-name="T6">mouse</text:span></text:p>
          <text:p><text:span text:style-name="T6">42</text:span></text:p>
          <text:p><text:span text:style-name="T6">3.1415</text:span></text:p>
          <text:p><text:span text:style-name="T7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98cm" svg:x="1.4cm" svg:y="0.62cm" presentation:class="title" presentation:user-transformed="true">
          <draw:text-box>
            <text:p><text:span text:style-name="T1">sys.argv</text:span></text:p>
          </draw:text-box>
        </draw:frame>
        <draw:frame presentation:style-name="pr2" draw:text-style-name="P3" draw:layer="layout" svg:width="26.599cm" svg:height="17.2cm" svg:x="0.801cm" svg:y="2.8cm" presentation:class="subtitle" presentation:user-transformed="true">
          <draw:text-box>
            <text:p text:style-name="P2"><text:span text:style-name="T2">It looks like sys.argv does everything needed, so why use a command line framework to process sys.argv[1:] ?</text:span></text:p>
            <text:p text:style-name="P2"><text:span text:style-name="T2"/></text:p>
            <text:p text:style-name="P2"><text:span text:style-name="T2">sys.argv[1:] is only the first step. It does NOT do things like… </text:span></text:p>
            <text:list text:style-name="L1">
              <text:list-item>
                <text:p text:style-name="P2"><text:span text:style-name="T2">Allow arguments to be of a type other than a string type.</text:span></text:p>
              </text:list-item>
              <text:list-item>
                <text:p text:style-name="P2"><text:span text:style-name="T2">Automatically provide any -h, <text:s/>--help.</text:span></text:p>
              </text:list-item>
              <text:list-item>
                <text:p text:style-name="P2"><text:span text:style-name="T2">Check if a file to be read exist.</text:span></text:p>
              </text:list-item>
              <text:list-item>
                <text:p text:style-name="P2"><text:span text:style-name="T2">Provide error-handling.</text:span></text:p>
              </text:list-item>
              <text:list-item>
                <text:p text:style-name="P2"><text:span text:style-name="T2">… </text:span><text:span text:style-name="T2">and more …</text:span></text:p>
              </text:list-item>
            </text:list>
            <text:p text:style-name="P2"><text:span text:style-name="T2"/></text:p>
            <text:p text:style-name="P2"><text:span text:style-name="T2">You can write code to do the above, or you can import a command line module to do it for you. Whatever module you use, it most likely starts with something like this...</text:span></text:p>
            <text:p text:style-name="P2"><text:span text:style-name="T2"/></text:p>
            <text:p text:style-name="P2"><text:span text:style-name="T2">import sys</text:span></text:p>
            <text:p text:style-name="P2"><text:span text:style-name="T2">args = sys.argv[1:]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4cm" svg:x="1.601cm" svg:y="17.8cm" presentation:class="title" presentation:user-transformed="true">
          <draw:text-box>
            <text:p><text:span text:style-name="T1">__end__</text:span></text:p>
          </draw:text-box>
        </draw:frame>
        <draw:frame presentation:style-name="pr5" draw:layer="layout" svg:width="25.199cm" svg:height="12.179cm" svg:x="1.401cm" svg:y="2.6cm" presentation:class="outline" presentation:placeholder="true" presentation:user-transformed="true">
          <draw:text-box/>
        </draw:frame>
        <draw:frame presentation:style-name="pr1" draw:text-style-name="P1" draw:layer="layout" svg:width="25.199cm" svg:height="1.398cm" svg:x="1.401cm" svg:y="0.631cm" presentation:class="title" presentation:user-transformed="true">
          <draw:text-box>
            <text:p><text:span text:style-name="T1">sys.argv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2" svg:font-family="'Lohit Devanagari'"/>
    <style:font-face style:name="DejaVu Sans Mono1" svg:font-family="'DejaVu Sans Mono'" style:font-family-generic="modern" style:font-pitch="fixed"/>
    <style:font-face style:name="Lohit Devanagari1" svg:font-family="'Lohit Devanagari'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Lohit Devanagari1" style:font-family-asian="'Lohit Devanagari'" style:font-pitch-asian="variable" style:font-size-asian="24pt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2:08:25.733011347</meta:creation-date>
    <meta:generator>LibreOffice/4.4.2.2$Linux_X86_64 LibreOffice_project/40m0$Build-2</meta:generator>
    <meta:editing-duration>PT18H3M8S</meta:editing-duration>
    <meta:editing-cycles>292</meta:editing-cycles>
    <dc:date>2015-10-23T11:16:18.340942364</dc:date>
    <meta:document-statistic meta:object-count="79"/>
  </office:meta>
</office:document-meta>
</file>